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7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4.263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0.923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cc66ff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25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2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27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30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justify" fo:margin-left="0cm"/>
    </style:style>
    <style:style style:name="T3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1"/>
        <table:table-row table:style-name="ro3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3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5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6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7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6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29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3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a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3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8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2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3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28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3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27" office:value-type="string">
            <text:p>ywa</text:p>
          </table:table-cell>
          <table:table-cell office:value-type="string">
            <text:p>come down</text:p>
          </table:table-cell>
          <table:table-cell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2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9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9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</text:p>
          </table:table-cell>
          <table:table-cell office:value-type="string">
            <text:p>go</text:p>
          </table:table-cell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8"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9"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10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6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8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9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12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8">
          <table:table-cell office:value-type="string">
            <text:p>ts</text:p>
          </table:table-cell>
          <table:table-cell office:value-type="string">
            <text:p>ik</text:p>
          </table:table-cell>
          <table:table-cell office:value-type="string">
            <text:p>k</text:p>
          </table:table-cell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8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dukt</text:p>
          </table:table-cell>
          <table:table-cell office:value-type="string">
            <text:p>shake, intoxicate</text:p>
          </table:table-cell>
          <table:table-cell office:value-type="string">
            <text:p>tuk</text:p>
          </table:table-cell>
          <table:table-cell office:value-type="string">
            <text:p>hurt, be ill</text:p>
          </table:table-cell>
          <table:table-cell table:number-columns-repeated="2"/>
          <table:table-cell office:value-type="string">
            <text:p>tukma (tua)</text:p>
          </table:table-cell>
          <table:table-cell office:value-type="string">
            <text:p>hurt, be ill</text:p>
          </table:table-cell>
          <table:table-cell table:number-columns-repeated="1007"/>
        </table:table-row>
        <table:table-row table:style-name="ro6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5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13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12" office:value-type="string">
            <text:p>kwakt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8">
          <table:table-cell office:value-type="string">
            <text:p>ʔ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6">
          <table:table-cell office:value-type="string">
            <text:p>kl, khl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jakt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3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8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12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13"/>
          <table:table-cell table:number-columns-repeated="3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3">
          <table:table-cell office:value-type="string">
            <text:p>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24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table:style-name="ce24"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8">
          <table:table-cell office:value-type="string">
            <text:p>l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12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6">
          <table:table-cell office:value-type="string">
            <text:p>kr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ruk</text:p>
          </table:table-cell>
          <table:table-cell office:value-type="string">
            <text:p>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table:style-name="ce29"/>
          <table:table-cell/>
          <table:table-cell table:style-name="ce29"/>
          <table:table-cell table:number-columns-repeated="1008"/>
        </table:table-row>
        <table:table-row table:style-name="ro6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6">
          <table:table-cell office:value-type="string">
            <text:p>ph</text:p>
          </table:table-cell>
          <table:table-cell office:value-type="string">
            <text:p>ekt</text:p>
          </table:table-cell>
          <table:table-cell office:value-type="string">
            <text:p>k</text:p>
          </table:table-cell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8">
          <table:table-cell office:value-type="string">
            <text:p>t</text:p>
          </table:table-cell>
          <table:table-cell office:value-type="string">
            <text:p>ikt</text:p>
          </table:table-cell>
          <table:table-cell office:value-type="string">
            <text:p>k</text:p>
          </table:table-cell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24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9">
          <table:table-cell office:value-type="string">
            <text:p>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12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6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dz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8">
          <table:table-cell office:value-type="string">
            <text:p>dz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zukt</text:p>
          </table:table-cell>
          <table:table-cell office:value-type="string">
            <text:p>jump down</text:p>
          </table:table-cell>
          <table:table-cell table:number-columns-repeated="4"/>
          <table:table-cell table:style-name="ce24" office:value-type="string">
            <text:p>cʰukma (cʰukta)</text:p>
          </table:table-cell>
          <table:table-cell table:style-name="ce24" office:value-type="string">
            <text:p>to jump, land (birds, planes)</text:p>
          </table:table-cell>
          <table:table-cell table:number-columns-repeated="1007"/>
        </table:table-row>
        <table:table-row table:style-name="ro6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3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9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12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3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13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10">
          <table:table-cell office:value-type="string">
            <text:p>g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6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6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8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6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11"/>
        </table:table-row>
        <table:table-row table:style-name="ro8">
          <table:table-cell office:value-type="string">
            <text:p>ph ~p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9">
          <table:table-cell office:value-type="string">
            <text:p>g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12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12" table:number-columns-repeated="2"/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3">
          <table:table-cell office:value-type="string">
            <text:p>pr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12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3">
          <table:table-cell office:value-type="string">
            <text:p>gl</text:p>
          </table:table-cell>
          <table:table-cell office:value-type="string">
            <text:p>ak</text:p>
          </table:table-cell>
          <table:table-cell office:value-type="string">
            <text:p>k/ŋ</text:p>
          </table:table-cell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3">
          <table:table-cell office:value-type="string">
            <text:p>r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9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kt</text:p>
          </table:table-cell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table:style-name="ce24"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10">
          <table:table-cell office:value-type="string">
            <text:p>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table:style-name="ce12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8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uk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8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9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9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6">
          <table:table-cell office:value-type="string">
            <text:p>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9">
          <table:table-cell office:value-type="string">
            <text:p>gr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6">
          <table:table-cell office:value-type="string">
            <text:p>bl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30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3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6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13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1009"/>
        </table:table-row>
        <table:table-row table:style-name="ro5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11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12" office:value-type="string">
            <text:p>pil</text:p>
          </table:table-cell>
          <table:table-cell table:style-name="ce1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6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12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10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9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5">
          <table:table-cell office:value-type="string">
            <text:p>t</text:p>
          </table:table-cell>
          <table:table-cell office:value-type="string">
            <text:p>ul</text:p>
          </table:table-cell>
          <table:table-cell office:value-type="string">
            <text:p>l</text:p>
          </table:table-cell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3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6">
          <table:table-cell office:value-type="string">
            <text:p>g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6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3">
          <table:table-cell office:value-type="string">
            <text:p>ʔŋ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6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8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table:number-columns-repeated="1013"/>
        </table:table-row>
        <table:table-row table:style-name="ro8">
          <table:table-cell office:value-type="string">
            <text:p>s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6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2"/>
          <table:table-cell table:style-name="ce12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9">
          <table:table-cell office:value-type="string">
            <text:p>d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table:number-columns-repeated="6"/>
          <table:table-cell table:style-name="ce24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9">
          <table:table-cell office:value-type="string">
            <text:p>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3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9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9">
          <table:table-cell office:value-type="string">
            <text:p>ʔ</text:p>
          </table:table-cell>
          <table:table-cell office:value-type="string">
            <text:p>e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6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6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12">
          <table:table-cell office:value-type="string">
            <text:p>ph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3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5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6">
          <table:table-cell office:value-type="string">
            <text:p>th</text:p>
          </table:table-cell>
          <table:table-cell office:value-type="string">
            <text:p>e/a</text:p>
          </table:table-cell>
          <table:table-cell office:value-type="string">
            <text:p>m</text:p>
          </table:table-cell>
          <table:table-cell table:style-name="ce13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24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6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3">
          <table:table-cell office:value-type="string">
            <text:p>tɕ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table:style-name="ce12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12" table:number-columns-repeated="2"/>
          <table:table-cell table:number-columns-repeated="1007"/>
        </table:table-row>
        <table:table-row table:style-name="ro8">
          <table:table-cell office:value-type="string">
            <text:p>p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style-name="ce12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8">
          <table:table-cell office:value-type="string">
            <text:p>g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9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8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8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6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wamt</text:p>
          </table:table-cell>
          <table:table-cell office:value-type="string">
            <text:p>put to sleep</text:p>
          </table:table-cell>
          <table:table-cell table:number-columns-repeated="4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11"/>
        </table:table-row>
        <table:table-row table:style-name="ro13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ca~ram</text:p>
          </table:table-cell>
          <table:table-cell office:value-type="string">
            <text:p>graze</text:p>
          </table:table-cell>
          <table:table-cell table:number-columns-repeated="2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9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5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5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upt</text:p>
          </table:table-cell>
          <table:table-cell office:value-type="string">
            <text:p>sleep with</text:p>
          </table:table-cell>
          <table:table-cell table:number-columns-repeated="2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6">
          <table:table-cell office:value-type="string">
            <text:p>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12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9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12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9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8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24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9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3">
          <table:table-cell office:value-type="string">
            <text:p>ʔm</text:p>
          </table:table-cell>
          <table:table-cell office:value-type="string">
            <text:p>i</text:p>
          </table:table-cell>
          <table:table-cell office:value-type="string">
            <text:p>mt</text:p>
          </table:table-cell>
          <table:table-cell office:value-type="string">
            <text:p>mimt</text:p>
          </table:table-cell>
          <table:table-cell office:value-type="string">
            <text:p>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imt</text:p>
          </table:table-cell>
          <table:table-cell office:value-type="string">
            <text:p>remember</text:p>
          </table:table-cell>
          <table:table-cell table:number-columns-repeated="1013"/>
        </table:table-row>
        <table:table-row table:style-name="ro6">
          <table:table-cell office:value-type="string">
            <text:p>gr</text:p>
          </table:table-cell>
          <table:table-cell office:value-type="string">
            <text:p>ɛmt</text:p>
          </table:table-cell>
          <table:table-cell office:value-type="string">
            <text:p>mt</text:p>
          </table:table-cell>
          <table:table-cell office:value-type="string">
            <text:p>ghrɛmt</text:p>
          </table:table-cell>
          <table:table-cell office:value-type="string">
            <text:p>m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6">
          <table:table-cell office:value-type="string">
            <text:p>ŋ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3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5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3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9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8">
          <table:table-cell office:value-type="string">
            <text:p>pl</text:p>
          </table:table-cell>
          <table:table-cell office:value-type="string">
            <text:p>en</text:p>
          </table:table-cell>
          <table:table-cell office:value-type="string">
            <text:p>nt</text:p>
          </table:table-cell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9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6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3">
          <table:table-cell office:value-type="string">
            <text:p>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8">
          <table:table-cell office:value-type="string">
            <text:p>r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8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8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8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3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8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3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6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6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12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25"/>
          <table:table-cell table:number-columns-repeated="3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10">
          <table:table-cell office:value-type="string">
            <text:p>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office:value-type="string">
            <text:p>toŋma (toŋa)</text:p>
          </table:table-cell>
          <table:table-cell office:value-type="string">
            <text:p>match, meet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2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6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6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6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7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yont</text:p>
          </table:table-cell>
          <table:table-cell office:value-type="string">
            <text:p>melt</text:p>
          </table:table-cell>
          <table:table-cell table:number-columns-repeated="6"/>
          <table:table-cell office:value-type="string">
            <text:p>融</text:p>
          </table:table-cell>
          <table:table-cell table:number-columns-repeated="1004"/>
        </table:table-row>
        <table:table-row table:style-name="ro6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6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6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31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3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6">
          <table:table-cell office:value-type="string">
            <text:p>h</text:p>
          </table:table-cell>
          <table:table-cell office:value-type="string">
            <text:p>ɔ</text:p>
          </table:table-cell>
          <table:table-cell office:value-type="string">
            <text:p>ŋ</text:p>
          </table:table-cell>
          <table:table-cell table:style-name="ce25"/>
          <table:table-cell table:number-columns-repeated="7"/>
          <table:table-cell office:value-type="string">
            <text:p>hɔŋ~mɛtt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8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7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9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8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5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8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3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5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9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12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12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9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2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3">
          <table:table-cell office:value-type="string">
            <text:p>th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6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op</text:p>
          </table:table-cell>
          <table:table-cell office:value-type="string">
            <text:p>p</text:p>
          </table:table-cell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3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9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14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table:number-columns-repeated="6"/>
          <table:table-cell table:style-name="ce12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6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6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8">
          <table:table-cell office:value-type="string">
            <text:p>pl</text:p>
          </table:table-cell>
          <table:table-cell office:value-type="string">
            <text:p>ep</text:p>
          </table:table-cell>
          <table:table-cell office:value-type="string">
            <text:p>p</text:p>
          </table:table-cell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12"/>
          <table:table-cell table:number-columns-repeated="1008"/>
        </table:table-row>
        <table:table-row table:style-name="ro6">
          <table:table-cell office:value-type="string">
            <text:p>ts</text:p>
          </table:table-cell>
          <table:table-cell office:value-type="string">
            <text:p>ipt</text:p>
          </table:table-cell>
          <table:table-cell office:value-type="string">
            <text:p>p</text:p>
          </table:table-cell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9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table:style-name="ce12" table:number-columns-repeated="2"/>
          <table:table-cell table:number-columns-repeated="4"/>
          <table:table-cell table:style-name="ce29" office:value-type="string">
            <text:p>kapma, kaptu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9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10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epma (ewa)</text:p>
          </table:table-cell>
          <table:table-cell office:value-type="string">
            <text:p>stand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4"/>
        </table:table-row>
        <table:table-row table:style-name="ro3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9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8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6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6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table:number-columns-repeated="6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6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8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8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12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6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6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6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3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9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12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5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9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i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3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8">
          <table:table-cell office:value-type="string">
            <text:p>k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table:style-name="ce12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24" office:value-type="string">
            <text:p>ku</text:p>
          </table:table-cell>
          <table:table-cell table:style-name="ce24" office:value-type="string">
            <text:p>to carry (on the back)</text:p>
          </table:table-cell>
          <table:table-cell table:style-name="ce24" office:value-type="string">
            <text:p>kuːtt</text:p>
          </table:table-cell>
          <table:table-cell table:style-name="ce24" office:value-type="string">
            <text:p>to have so. (obj.) carry (on the back)</text:p>
          </table:table-cell>
          <table:table-cell table:style-name="ce12" office:value-type="string">
            <text:p>kʰunma (kʰuyu)</text:p>
          </table:table-cell>
          <table:table-cell table:style-name="ce12"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8">
          <table:table-cell office:value-type="string">
            <text:p>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31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10">
          <table:table-cell office:value-type="string">
            <text:p>th</text:p>
          </table:table-cell>
          <table:table-cell office:value-type="string">
            <text:p>ar</text:p>
          </table:table-cell>
          <table:table-cell office:value-type="string">
            <text:p>r</text:p>
          </table:table-cell>
          <table:table-cell table:number-columns-repeated="6"/>
          <table:table-cell table:style-name="ce24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12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28" office:value-type="string">
            <text:p>ɔˀr </text:p>
          </table:table-cell>
          <table:table-cell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3">
          <table:table-cell office:value-type="string">
            <text:p>p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6">
          <table:table-cell office:value-type="string">
            <text:p>dz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table:style-name="ce24" office:value-type="string">
            <text:p>suːtt</text:p>
          </table:table-cell>
          <table:table-cell table:style-name="ce24"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3">
          <table:table-cell office:value-type="string">
            <text:p>dz</text:p>
          </table:table-cell>
          <table:table-cell office:value-type="string">
            <text:p>ɑr</text:p>
          </table:table-cell>
          <table:table-cell office:value-type="string">
            <text:p>r</text:p>
          </table:table-cell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6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9">
          <table:table-cell office:value-type="string">
            <text:p>n</text:p>
          </table:table-cell>
          <table:table-cell office:value-type="string">
            <text:p>urs</text:p>
          </table:table-cell>
          <table:table-cell office:value-type="string">
            <text:p>rs</text:p>
          </table:table-cell>
          <table:table-cell table:number-columns-repeated="6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3">
          <table:table-cell office:value-type="string">
            <text:p>kw</text:p>
          </table:table-cell>
          <table:table-cell office:value-type="string">
            <text:p>ɑ</text:p>
          </table:table-cell>
          <table:table-cell office:value-type="string">
            <text:p>rt</text:p>
          </table:table-cell>
          <table:table-cell office:value-type="string">
            <text:p>koɔr</text:p>
          </table:table-cell>
          <table:table-cell office:value-type="string">
            <text:p>o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ɓari</text:p>
          </table:table-cell>
          <table:table-cell office:value-type="string">
            <text:p>wound (n)</text:p>
          </table:table-cell>
          <table:table-cell office:value-type="string">
            <text:p>kha:nt</text:p>
          </table:table-cell>
          <table:table-cell office:value-type="string">
            <text:p>wound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urt</text:p>
          </table:table-cell>
          <table:table-cell office:value-type="string">
            <text:p>rt</text:p>
          </table:table-cell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3">
          <table:table-cell office:value-type="string">
            <text:p>kh</text:p>
          </table:table-cell>
          <table:table-cell office:value-type="string">
            <text:p>or</text:p>
          </table:table-cell>
          <table:table-cell office:value-type="string">
            <text:p>rt</text:p>
          </table:table-cell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6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3">
          <table:table-cell office:value-type="string">
            <text:p>ʔ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ʔi</text:p>
          </table:table-cell>
          <table:table-cell office:value-type="string">
            <text:p>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ʔɨs</text:p>
          </table:table-cell>
          <table:table-cell office:value-type="string">
            <text:p>be bad</text:p>
          </table:table-cell>
          <table:table-cell table:number-columns-repeated="1007"/>
        </table:table-row>
        <table:table-row table:style-name="ro3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6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6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j</text:p>
          </table:table-cell>
          <table:table-cell office:value-type="string">
            <text:p>masturbate</text:p>
          </table:table-cell>
          <table:table-cell table:number-columns-repeated="4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6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32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9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7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8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3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6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j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6">
          <table:table-cell office:value-type="string">
            <text:p>p</text:p>
          </table:table-cell>
          <table:table-cell office:value-type="string">
            <text:p>ɑtt</text:p>
          </table:table-cell>
          <table:table-cell office:value-type="string">
            <text:p>t</text:p>
          </table:table-cell>
          <table:table-cell table:style-name="ce12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12" table:number-columns-repeated="2"/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8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6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12" office:value-type="string">
            <text:p>khwaj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6">
          <table:table-cell office:value-type="string">
            <text:p>dz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6">
          <table:table-cell office:value-type="string">
            <text:p>k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12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3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7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3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3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3">
          <table:table-cell table:number-columns-repeated="3"/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6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8">
          <table:table-cell office:value-type="string">
            <text:p>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12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30" office:value-type="string">
            <text:p>ɴbod, bos</text:p>
          </table:table-cell>
          <table:table-cell table:number-columns-repeated="1006"/>
        </table:table-row>
        <table:table-row table:style-name="ro14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6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3">
          <table:table-cell office:value-type="string">
            <text:p>m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12" table:number-columns-repeated="2"/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3">
          <table:table-cell office:value-type="string">
            <text:p>p</text:p>
          </table:table-cell>
          <table:table-cell office:value-type="string">
            <text:p>ott</text:p>
          </table:table-cell>
          <table:table-cell office:value-type="string">
            <text:p>t</text:p>
          </table:table-cell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3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  <table:table-cell table:style-name="ce2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8">
          <table:table-cell office:value-type="string">
            <text:p>ŋ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6">
          <table:table-cell office:value-type="string">
            <text:p>m</text:p>
          </table:table-cell>
          <table:table-cell office:value-type="string">
            <text:p>ɛtt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3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6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8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table:style-name="Default" table:number-columns-repeated="2"/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6">
          <table:table-cell office:value-type="string">
            <text:p>bl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5">
          <table:table-cell table:number-columns-repeated="3"/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25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8">
          <table:table-cell table:number-columns-repeated="3"/>
          <table:table-cell table:style-name="ce13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15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6">
          <table:table-cell table:number-columns-repeated="11"/>
          <table:table-cell office:value-type="string">
            <text:p>cups</text:p>
          </table:table-cell>
          <table:table-cell office:value-type="string">
            <text:p>assemble, gather (vi)</text:p>
          </table:table-cell>
          <table:table-cell table:number-columns-repeated="2"/>
          <table:table-cell office:value-type="string">
            <text:p>jʰumt</text:p>
          </table:table-cell>
          <table:table-cell office:value-type="string">
            <text:p>gather, meet together (vi)</text:p>
          </table:table-cell>
          <table:table-cell table:number-columns-repeated="1007"/>
        </table:table-row>
        <table:table-row table:style-name="ro6">
          <table:table-cell table:number-columns-repeated="3"/>
          <table:table-cell office:value-type="string">
            <text:p>dott</text:p>
          </table:table-cell>
          <table:table-cell office:value-type="string">
            <text:p>ott</text:p>
          </table:table-cell>
          <table:table-cell office:value-type="string">
            <text:p>take (from above)</text:p>
          </table:table-cell>
          <table:table-cell office:value-type="string">
            <text:p>vt</text:p>
          </table:table-cell>
          <table:table-cell table:number-columns-repeated="1017"/>
        </table:table-row>
        <table:table-row table:style-name="ro6">
          <table:table-cell table:number-columns-repeated="11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28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6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6">
          <table:table-cell table:number-columns-repeated="3"/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9">
          <table:table-cell table:number-columns-repeated="3"/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6">
          <table:table-cell table:number-columns-repeated="15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6">
          <table:table-cell table:number-columns-repeated="3"/>
          <table:table-cell table:style-name="ce26" office:value-type="string">
            <text:p>ɦel</text:p>
          </table:table-cell>
          <table:table-cell table:style-name="ce2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8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8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6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9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6">
          <table:table-cell table:number-columns-repeated="11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3">
          <table:table-cell table:number-columns-repeated="3"/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ks</text:p>
          </table:table-cell>
          <table:table-cell office:value-type="string">
            <text:p>plough</text:p>
          </table:table-cell>
          <table:table-cell table:style-name="Default" table:number-columns-repeated="2"/>
          <table:table-cell table:style-name="ce33"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6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6">
          <table:table-cell office:value-type="string">
            <text:p>ph</text:p>
          </table:table-cell>
          <table:table-cell office:value-type="string">
            <text:p>ɛ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2"/>
          <table:table-cell office:value-type="string">
            <text:p>pʰenma (pʰentu)</text:p>
          </table:table-cell>
          <table:table-cell office:value-type="string">
            <text:p>to untie</text:p>
          </table:table-cell>
          <table:table-cell table:number-columns-repeated="1007"/>
        </table:table-row>
        <table:table-row table:style-name="ro6" table:number-rows-repeated="652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4"/>
        <table:table-column table:style-name="co2" table:default-cell-style-name="ce14"/>
        <table:table-column table:style-name="co1" table:default-cell-style-name="ce1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7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kg</text:p>
          </table:table-cell>
          <table:table-cell table:style-name="ce14" office:value-type="string">
            <text:p>lb</text:p>
          </table:table-cell>
          <table:table-cell table:style-name="ce14" office:value-type="string">
            <text:p>bt</text:p>
          </table:table-cell>
          <table:table-cell table:style-name="ce16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7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7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6"/>
          <table:table-cell table:number-columns-repeated="2" office:value-type="string">
            <text:p>ont</text:p>
          </table:table-cell>
          <table:table-cell/>
          <table:table-cell table:style-name="ce16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7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1" office:value-type="string">
            <text:p>ponma (poya</text:p>
          </table:table-cell>
        </table:table-row>
        <table:table-row table:style-name="ro17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7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6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2" office:value-type="string">
            <text:p>bʰokma (bʰoktu)</text:p>
          </table:table-cell>
        </table:table-row>
        <table:table-row table:style-name="ro17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6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7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6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6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7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</text:p>
          </table:table-cell>
          <table:table-cell table:number-columns-repeated="2" table:style-name="ce14" office:value-type="string">
            <text:p>uŋ</text:p>
          </table:table-cell>
          <table:table-cell table:style-name="ce16"/>
          <table:table-cell table:style-name="ce14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7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6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4" office:value-type="string">
            <text:p>patma, para / butma (buttu) « to call »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7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6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style-name="ce15" office:value-type="string">
            <text:p>t</text:p>
          </table:table-cell>
          <table:table-cell office:value-type="string">
            <text:p>t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6"/>
          <table:table-cell table:style-name="ce14" office:value-type="string">
            <text:p>dok</text:p>
          </table:table-cell>
          <table:table-cell office:value-type="string">
            <text:p>be enough</text:p>
          </table:table-cell>
          <table:table-cell table:style-name="ce15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6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6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6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7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6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6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7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5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7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7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6"/>
          <table:table-cell table:number-columns-repeated="3" office:value-type="string">
            <text:p>a</text:p>
          </table:table-cell>
          <table:table-cell table:style-name="ce16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6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6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6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7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ŋ</text:p>
          </table:table-cell>
          <table:table-cell table:style-name="ce14" office:value-type="string">
            <text:p>uŋ</text:p>
          </table:table-cell>
          <table:table-cell/>
          <table:table-cell table:style-name="ce16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6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7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style-name="ce15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7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6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7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6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7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6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table:style-name="ce14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6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6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table:style-name="ce14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6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4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9"/>
          <table:table-cell table:style-name="ce1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6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6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6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6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um</text:p>
          </table:table-cell>
          <table:table-cell/>
          <table:table-cell table:style-name="ce16"/>
          <table:table-cell table:style-name="ce14" office:value-type="string">
            <text:p>ɦuŋ</text:p>
          </table:table-cell>
          <table:table-cell office:value-type="string">
            <text:p>wait for</text:p>
          </table:table-cell>
          <table:table-cell table:style-name="ce20"/>
          <table:table-cell office:value-type="string">
            <text:p>huŋma (huŋu)</text:p>
          </table:table-cell>
        </table:table-row>
        <table:table-row table:style-name="ro17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6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7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6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table:number-columns-repeated="2" office:value-type="string">
            <text:p>uŋ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6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4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6"/>
          <table:table-cell table:number-columns-repeated="2"/>
          <table:table-cell office:value-type="string">
            <text:p>uk</text:p>
          </table:table-cell>
          <table:table-cell table:style-name="ce16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6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6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table:style-name="ce14" office:value-type="string">
            <text:p>kur</text:p>
          </table:table-cell>
          <table:table-cell office:value-type="string">
            <text:p>carry</text:p>
          </table:table-cell>
          <table:table-cell table:style-name="ce18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6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4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9" office:value-type="string">
            <text:p>kapma, <text:span text:style-name="T1">kaptu</text:span>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6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1" office:value-type="string">
            <text:p>kʰonma, kʰonta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7">
          <table:table-cell/>
          <table:table-cell table:number-columns-repeated="3" office:value-type="string">
            <text:p>kh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table:number-columns-repeated="2" office:value-type="string">
            <text:p>iŋ</text:p>
          </table:table-cell>
          <table:table-cell/>
          <table:table-cell table:style-name="ce16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 table:number-columns-repeated="2"/>
          <table:table-cell table:style-name="ce16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4" office:value-type="string">
            <text:p>kʰonma (kʰolu)</text:p>
          </table:table-cell>
        </table:table-row>
        <table:table-row table:style-name="ro17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6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6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6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3" office:value-type="string">
            <text:p>uk</text:p>
          </table:table-cell>
          <table:table-cell table:style-name="ce16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ɛ</text:p>
          </table:table-cell>
          <table:table-cell table:number-columns-repeated="2"/>
          <table:table-cell table:style-name="ce16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6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6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7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6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6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7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6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6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6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7">
          <table:table-cell/>
          <table:table-cell table:number-columns-repeated="2" office:value-type="string">
            <text:p>m</text:p>
          </table:table-cell>
          <table:table-cell/>
          <table:table-cell table:style-name="ce16"/>
          <table:table-cell/>
          <table:table-cell table:number-columns-repeated="2" office:value-type="string">
            <text:p>akt</text:p>
          </table:table-cell>
          <table:table-cell table:style-name="ce16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7">
          <table:table-cell/>
          <table:table-cell office:value-type="string">
            <text:p>m</text:p>
          </table:table-cell>
          <table:table-cell table:number-columns-repeated="2"/>
          <table:table-cell table:style-name="ce16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6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7">
          <table:table-cell/>
          <table:table-cell table:number-columns-repeated="3" office:value-type="string">
            <text:p>m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6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6"/>
          <table:table-cell table:style-name="ce14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6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8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7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6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6"/>
          <table:table-cell table:style-name="ce17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6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6"/>
          <table:table-cell table:style-name="ce15" office:value-type="string">
            <text:p>pott</text:p>
          </table:table-cell>
          <table:table-cell office:value-type="string">
            <text:p>blossom</text:p>
          </table:table-cell>
          <table:table-cell table:style-name="ce15"/>
          <table:table-cell office:value-type="string">
            <text:p>batma, bara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6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6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7">
          <table:table-cell/>
          <table:table-cell table:number-columns-repeated="2" office:value-type="string">
            <text:p>ph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6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7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3" office:value-type="string">
            <text:p>pʰama (pʰasu)</text:p>
          </table:table-cell>
        </table:table-row>
        <table:table-row table:style-name="ro17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6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7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6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6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6"/>
          <table:table-cell table:style-name="ce14" office:value-type="string">
            <text:p>ruŋt</text:p>
          </table:table-cell>
          <table:table-cell office:value-type="string">
            <text:p>tremble, shiver</text:p>
          </table:table-cell>
          <table:table-cell table:style-name="ce15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6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/>
          <table:table-cell table:number-columns-repeated="2" office:value-type="string">
            <text:p>ak</text:p>
          </table:table-cell>
          <table:table-cell table:style-name="ce16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7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6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6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6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s</text:p>
          </table:table-cell>
          <table:table-cell table:style-name="ce16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6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6"/>
          <table:table-cell table:style-name="ce15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7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6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6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6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6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6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6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7">
          <table:table-cell/>
          <table:table-cell table:number-columns-repeated="2" office:value-type="string">
            <text:p>th</text:p>
          </table:table-cell>
          <table:table-cell/>
          <table:table-cell table:style-name="ce16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7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6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table:style-name="ce15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6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6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6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6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6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6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6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6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8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6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7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7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</text:p>
          </table:table-cell>
          <table:table-cell table:style-name="ce14" office:value-type="string">
            <text:p>aŋt</text:p>
          </table:table-cell>
          <table:table-cell/>
          <table:table-cell table:style-name="ce16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7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6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7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6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/>
          <table:table-cell table:number-columns-repeated="2" office:value-type="string">
            <text:p>aŋ</text:p>
          </table:table-cell>
          <table:table-cell table:style-name="ce16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6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6"/>
          <table:table-cell table:style-name="ce15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6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6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8" office:value-type="string">
            <text:p>ɔˀr</text:p>
          </table:table-cell>
          <table:table-cell/>
        </table:table-row>
        <table:table-row table:style-name="ro4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9" office:value-type="string">
            <text:p>ema (<text:span text:style-name="T1">esa</text:span><text:span text:style-name="T2">)</text:span>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6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6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6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table:number-columns-repeated="2" office:value-type="string">
            <text:p>i</text:p>
          </table:table-cell>
          <table:table-cell/>
          <table:table-cell table:style-name="ce16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6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7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/>
          <table:table-cell table:number-columns-repeated="2" office:value-type="string">
            <text:p>apt</text:p>
          </table:table-cell>
          <table:table-cell table:style-name="ce16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7">
          <table:table-cell table:number-columns-repeated="4"/>
          <table:table-cell table:style-name="ce16"/>
          <table:table-cell table:number-columns-repeated="3"/>
          <table:table-cell table:style-name="ce16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7">
          <table:table-cell table:number-columns-repeated="3"/>
          <table:table-cell office:value-type="string">
            <text:p>t</text:p>
          </table:table-cell>
          <table:table-cell table:style-name="ce16"/>
          <table:table-cell office:value-type="string">
            <text:p>it</text:p>
          </table:table-cell>
          <table:table-cell table:number-columns-repeated="2"/>
          <table:table-cell table:style-name="ce16"/>
          <table:table-cell table:number-columns-repeated="3"/>
          <table:table-cell office:value-type="string">
            <text:p>tukma, tu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th</text:p>
          </table:table-cell>
          <table:table-cell table:style-name="ce16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6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6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7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6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k</text:p>
          </table:table-cell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6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7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6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w</text:p>
          </table:table-cell>
          <table:table-cell table:style-name="ce16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6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6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 office:value-type="string">
            <text:p>opt</text:p>
          </table:table-cell>
          <table:table-cell table:number-columns-repeated="2" table:style-name="ce14" office:value-type="string">
            <text:p>opt</text:p>
          </table:table-cell>
          <table:table-cell table:style-name="ce16"/>
          <table:table-cell table:style-name="ce18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c</text:p>
          </table:table-cell>
          <table:table-cell table:style-name="ce16"/>
          <table:table-cell office:value-type="string">
            <text:p>ok</text:p>
          </table:table-cell>
          <table:table-cell table:style-name="ce15" office:value-type="string">
            <text:p>ɛkt</text:p>
          </table:table-cell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7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6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6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7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6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6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4">
          <table:table-cell table:number-columns-repeated="2"/>
          <table:table-cell table:number-columns-repeated="2" office:value-type="string">
            <text:p>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6"/>
          <table:table-cell table:number-columns-repeated="2"/>
          <table:table-cell office:value-type="string">
            <text:p>hiŋ</text:p>
          </table:table-cell>
          <table:table-cell table:style-name="ce1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6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6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7" table:number-rows-repeated="65336">
          <table:table-cell table:number-columns-repeated="13"/>
        </table:table-row>
        <table:table-row table:style-name="ro17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7">
          <table:table-cell/>
        </table:table-row>
      </table:table>
      <table:database-ranges>
        <table:database-range table:target-range-address="Feuille1.A1:Feuille1.AMJ655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15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4-07T15:01:02.42</dc:date>
    <meta:editing-duration>P1DT14H18M19S</meta:editing-duration>
    <meta:editing-cycles>316</meta:editing-cycles>
    <meta:generator>OpenOffice/4.0.1$Win32 OpenOffice.org_project/401m5$Build-9714</meta:generator>
    <dc:creator>Guillaume Jacques</dc:creator>
    <meta:document-statistic meta:table-count="3" meta:cell-count="4356" meta:object-count="0"/>
    <meta:user-defined meta:name="Info 1"/>
    <meta:user-defined meta:name="Info 2"/>
    <meta:user-defined meta:name="Info 3"/>
    <meta:user-defined meta:name="Info 4"/>
  </office:meta>
</office:document-meta>
</file>